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shua Rinaldi - 101902285</text:p>
      <text:p text:style-name="Standard">9/3/2014</text:p>
      <text:p text:style-name="Standard">Lab 2 Writeup</text:p>
      <text:p text:style-name="Standard"/>
      <text:p text:style-name="Standard"><text:tab/>This lab definitely showed me that I have a habit of making problems seem easier in my head than they actually might be. After discussing with my group about a number of the problems, I realized that actually completing that task would be quite a bit more difficult than I had previously anticipated. For our team, a 1 meant that the task would be trivial, something that would take almost no thought process and not much longer than about 20 minutes. Something like an 8 meant that the task would require a good amount of thought and time going into completion, and a 20 meant that the task would be possible to complete, but incredibly difficult to do so. When the team came to some sort of conflict about something such as ratings, we would lay out our thought processes and then work with each other to try and come to a consens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4-09-03T10:34:46</meta:creation-date>
    <dc:date>2014-09-03T10:46:47</dc:date>
    <dc:creator>user </dc:creator>
    <meta:editing-duration>P0D</meta:editing-duration>
    <meta:editing-cycles>1</meta:editing-cycles>
    <meta:document-statistic meta:table-count="0" meta:image-count="0" meta:object-count="0" meta:page-count="1" meta:paragraph-count="4" meta:word-count="161" meta:character-count="883" meta:non-whitespace-character-count="725"/>
    <meta:generator>LibreOffice/3.5$Linux_X86_64 LibreOffice_project/350m1$Build-2</meta:generator>
  </office:meta>
</office:document-meta>
</file>